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0.5043in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6pt" fo:font-weight="bold"/>
    </style:style>
    <style:style style:name="P4" style:family="paragraph" style:parent-style-name="Text_20_body">
      <style:text-properties style:font-name="Times New Roman" fo:font-size="12pt" fo:font-weight="bold"/>
    </style:style>
    <style:style style:name="P5" style:family="paragraph" style:parent-style-name="Text_20_body">
      <style:text-properties style:font-name="Times New Roman" fo:font-size="12pt" fo:font-weight="bold" officeooo:rsid="000a0fe9" officeooo:paragraph-rsid="000b35d6"/>
    </style:style>
    <style:style style:name="P6" style:family="paragraph" style:parent-style-name="Text_20_body">
      <style:paragraph-properties fo:text-align="center" style:justify-single-word="false"/>
      <style:text-properties officeooo:paragraph-rsid="000fdfa5"/>
    </style:style>
    <style:style style:name="P7" style:family="paragraph" style:parent-style-name="Standard" style:list-style-name="L1">
      <style:text-properties style:font-name="Times New Roman" fo:font-size="11pt" officeooo:rsid="000a0fe9" officeooo:paragraph-rsid="000a0fe9" style:font-size-asian="11pt" style:font-size-complex="11pt"/>
    </style:style>
    <style:style style:name="P8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P9" style:family="paragraph" style:parent-style-name="Standard" style:list-style-name="L1">
      <style:text-properties style:font-name="Times New Roman" fo:font-size="11pt" officeooo:paragraph-rsid="000ef719" style:font-size-asian="11pt" style:font-size-complex="11pt"/>
    </style:style>
    <style:style style:name="P10" style:family="paragraph" style:parent-style-name="Standard" style:list-style-name="L3">
      <style:text-properties style:font-name="Times New Roman" fo:font-size="11pt" style:font-size-asian="11pt" style:font-size-complex="11pt"/>
    </style:style>
    <style:style style:name="P11" style:family="paragraph" style:parent-style-name="Standard" style:list-style-name="L1">
      <style:text-properties style:font-name="Times New Roman" fo:font-size="11pt"/>
    </style:style>
    <style:style style:name="P12" style:family="paragraph" style:parent-style-name="Standard" style:list-style-name="L1">
      <style:text-properties style:font-name="Times New Roman" fo:font-size="11pt" fo:font-weight="normal" officeooo:rsid="000a0fe9" officeooo:paragraph-rsid="000ef719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text-properties fo:font-size="11pt" officeooo:rsid="0012ad0d" officeooo:paragraph-rsid="0012ad0d" style:font-size-asian="11pt" style:font-size-complex="11pt"/>
    </style:style>
    <style:style style:name="P14" style:family="paragraph" style:parent-style-name="Standard" style:list-style-name="L1">
      <style:text-properties fo:font-size="11pt" officeooo:paragraph-rsid="000ef719" style:font-size-asian="11pt" style:font-size-complex="11pt"/>
    </style:style>
    <style:style style:name="P15" style:family="paragraph" style:parent-style-name="Standard" style:list-style-name="L1" style:master-page-name="">
      <style:paragraph-properties style:page-number="auto"/>
      <style:text-properties fo:font-size="11pt" officeooo:rsid="0012ad0d" officeooo:paragraph-rsid="0012ad0d" style:font-size-asian="11pt" style:font-size-complex="11pt"/>
    </style:style>
    <style:style style:name="P16" style:family="paragraph" style:parent-style-name="Standard" style:list-style-name="L1" style:master-page-name="">
      <style:paragraph-properties style:page-number="auto"/>
      <style:text-properties fo:font-size="11pt" officeooo:paragraph-rsid="000ef719" style:font-size-asian="11pt" style:font-size-complex="11pt"/>
    </style:style>
    <style:style style:name="P17" style:family="paragraph" style:parent-style-name="Standard" style:list-style-name="L2">
      <style:paragraph-properties fo:margin-left="0.5in" fo:margin-right="0in" fo:text-indent="-0.25in" style:auto-text-indent="false"/>
      <style:text-properties style:font-name="Times New Roman"/>
    </style:style>
    <style:style style:name="T1" style:family="text">
      <style:text-properties fo:color="#00007f" style:font-name="Times New Roman" fo:font-size="11pt"/>
    </style:style>
    <style:style style:name="T2" style:family="text">
      <style:text-properties style:font-name="Times New Roman" fo:font-size="11pt"/>
    </style:style>
    <style:style style:name="T3" style:family="text">
      <style:text-properties style:font-name="Times New Roman" fo:font-size="11pt" officeooo:rsid="000a0fe9"/>
    </style:style>
    <style:style style:name="T4" style:family="text">
      <style:text-properties style:font-name="Times New Roman" fo:font-size="11pt" officeooo:rsid="000b35d6"/>
    </style:style>
    <style:style style:name="T5" style:family="text">
      <style:text-properties style:font-name="Times New Roman" fo:font-size="11pt" officeooo:rsid="0011fdd6"/>
    </style:style>
    <style:style style:name="T6" style:family="text">
      <style:text-properties style:font-name="Times New Roman" fo:font-size="11pt" officeooo:rsid="0012ad0d"/>
    </style:style>
    <style:style style:name="T7" style:family="text">
      <style:text-properties officeooo:rsid="000a0fe9"/>
    </style:style>
    <style:style style:name="T8" style:family="text">
      <style:text-properties officeooo:rsid="000ef719"/>
    </style:style>
    <style:style style:name="T9" style:family="text">
      <style:text-properties style:font-size-asian="11pt" style:font-size-complex="11pt"/>
    </style:style>
    <style:style style:name="T10" style:family="text">
      <style:text-properties officeooo:rsid="000a0fe9" style:font-size-asian="11pt" style:font-size-complex="11pt"/>
    </style:style>
    <style:style style:name="T11" style:family="text">
      <style:text-properties officeooo:rsid="0010f6f5"/>
    </style:style>
    <style:style style:name="T12" style:family="text">
      <style:text-properties officeooo:rsid="0012ad0d"/>
    </style:style>
    <style:style style:name="T13" style:family="text">
      <style:text-properties style:text-position="super 58%" style:font-name="Times New Roman" fo:font-size="11pt" officeooo:rsid="0012ad0d"/>
    </style:style>
    <style:style style:name="T14" style:family="text">
      <style:text-properties officeooo:rsid="001489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LSON POLLARD </text:p>
      <text:p text:style-name="P6"><text:span text:style-name="T6">1831 45</text:span><text:span text:style-name="T13">th</text:span><text:span text:style-name="T6"> Ave</text:span><text:span text:style-name="T2">. – </text:span><text:span text:style-name="T6">San Francisco</text:span><text:span text:style-name="T2">, CA 9</text:span><text:span text:style-name="T3">4</text:span><text:span text:style-name="T6">122</text:span><text:span text:style-name="T2"><text:line-break/>(831) 325-9474 – </text:span><text:span text:style-name="T5">e</text:span><text:span text:style-name="T3">xtern.nelson.pollard@vw.com</text:span><text:span text:style-name="T1"><text:line-break/>github</text:span><text:span text:style-name="T2">: npollar</text:span><text:span text:style-name="T4">d</text:span><text:span text:style-name="T2"><text:line-break/></text:span></text:p>
      <text:p text:style-name="P4">SKILLS AND TOOLS</text:p>
      <text:list xml:id="list5080778490952652782" text:style-name="L1">
        <text:list-item>
          <text:p text:style-name="P7">Software development: Java, Processing, C, Objective C, Ruby, Python, Perl, SQL/NoSQL</text:p>
        </text:list-item>
        <text:list-item>
          <text:p text:style-name="P7">Mobile development: Android and iOS</text:p>
        </text:list-item>
        <text:list-item>
          <text:p text:style-name="P7">Web development: HTML, CSS, JavaScript, <text:span text:style-name="T12">AngularJS,</text:span> jQuery, XML, JSON, Ruby on Rails</text:p>
        </text:list-item>
        <text:list-item>
          <text:p text:style-name="P8"><text:span text:style-name="T7">Environment: Eclipse, Android Studio, Webflow, </text:span>Maven, Ant,<text:span text:style-name="T7"> Git</text:span></text:p>
        </text:list-item>
        <text:list-item>
          <text:p text:style-name="P11"><text:span text:style-name="T10">Agile methodologies: </text:span><text:span text:style-name="T9">Scrum, XP, Kanban</text:span></text:p>
          <text:p text:style-name="P8"/>
        </text:list-item>
      </text:list>
      <text:p text:style-name="P5">VOLKSWAGEN PROJECTS</text:p>
      <text:list xml:id="list152849467031125" text:continue-numbering="true" text:style-name="L1">
        <text:list-item>
          <text:p text:style-name="P15">Sphere: <text:span text:style-name="T14">currently developing</text:span> web portal using Webflow and AngularJS</text:p>
        </text:list-item>
        <text:list-item>
          <text:p text:style-name="P13">VideoChop: created application in Python with PythonQTt GUI with self-contained Windows installer <text:span text:style-name="T14">to</text:span> <text:s/>divide video file<text:span text:style-name="T14">s</text:span> where specific audio tones are detected</text:p>
        </text:list-item>
        <text:list-item>
          <text:p text:style-name="P14">APEX: add<text:span text:style-name="T11">ed</text:span> functionality to HTML/CSS/JavaScript app for user study, implement<text:span text:style-name="T11">ed</text:span> “Marioland” animation for FoFa demo in Processing</text:p>
        </text:list-item>
        <text:list-item>
          <text:p text:style-name="P14">Autopilot sidetasks: implemented voice recognition <text:span text:style-name="T11">via</text:span> Google Speech API, front-end bug fixes, HMIServer troubleshooting</text:p>
        </text:list-item>
        <text:list-item>
          <text:p text:style-name="P9">VI: <text:span text:style-name="T11">developed </text:span>Android app to control FoFa demo – trigger different stages of the demo, monitor device connectivity, interact with MFL</text:p>
          <text:p text:style-name="P9"/>
        </text:list-item>
      </text:list>
      <text:p text:style-name="P5">OTHER PROJECTS</text:p>
      <text:list xml:id="list152849741142785" text:continue-numbering="true" text:style-name="L1">
        <text:list-item>
          <text:p text:style-name="P16"><text:span text:style-name="T8">Developed as a team</text:span> a cloud-based Android application to aid first responders to emergenc<text:span text:style-name="T8">ies</text:span></text:p>
        </text:list-item>
        <text:list-item>
          <text:p text:style-name="P14"><text:span text:style-name="T12">Carried out</text:span> research using WEKA and Python to <text:span text:style-name="T12">use</text:span> machine learning to make short-term wind predictions</text:p>
        </text:list-item>
        <text:list-item>
          <text:p text:style-name="P14">Developed a suite of Perl scripts to generate and manage a Certificate Authority hierarchy for Stagecoach Wireless </text:p>
        </text:list-item>
        <text:list-item>
          <text:p text:style-name="P14">Developed as a team an iOS application for Yaskawa America to assist their salespeople in selecting appropriate motors for potential clients </text:p>
        </text:list-item>
        <text:list-item>
          <text:p text:style-name="P12">Team-based projects on a UNIX-like OS implementing memory allocation, locks and semaphores, and en/decryption on file read/writes.</text:p>
        </text:list-item>
      </text:list>
      <text:list xml:id="list5539893855546097358" text:style-name="L2">
        <text:list-header>
          <text:p text:style-name="P17"/>
        </text:list-header>
      </text:list>
      <text:p text:style-name="P4">EDUCATION</text:p>
      <text:p text:style-name="P2"><text:s/><text:tab/>MS in Software Engineering, GPA: 3.86<text:line-break/><text:tab/>Carnegie Mellon Silicon Valley<text:line-break/><text:tab/>Graduated August 2014</text:p>
      <text:p text:style-name="P1"/>
      <text:p text:style-name="P1"><text:tab/>BS in Computer Science, GPA: 3.73<text:line-break/><text:tab/>University of California, Santa Cruz<text:line-break/><text:tab/>Graduated June 2013 </text:p>
      <text:p text:style-name="P4"/>
      <text:p text:style-name="P4">BOY SCOUTS</text:p>
      <text:list xml:id="list6411933600186533173" text:style-name="L3">
        <text:list-item>
          <text:p text:style-name="P10">Eagle Scout through the Boy Scouts of America </text:p>
        </text:list-item>
        <text:list-item>
          <text:p text:style-name="P10">Leadership experience – planning and running trips, meetings; managing groups of 5 – 20 people of </text:p>
          <text:p text:style-name="P10">varying ages; organized and carried out several service projects exceeding 100 man-hou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lson Pollard</meta:initial-creator>
    <meta:creation-date>2014-09-03T12:00:54</meta:creation-date>
    <dc:date>2015-11-03T15:28:48.035720860</dc:date>
    <meta:editing-duration>PT20M49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" meta:paragraph-count="30" meta:word-count="314" meta:character-count="2121" meta:non-whitespace-character-count="1835"/>
  </office:meta>
</office:document-meta>
</file>